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text:start-value="8">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justify" fo:line-height="115%"/>
      <style:text-properties style:font-name="Times New Roman" fo:font-size="10pt" style:font-size-asian="10pt" style:font-size-complex="10pt"/>
    </style:style>
    <style:style style:name="P2" style:parent-style-name="Odlomakpopisa" style:list-style-name="LFO1" style:family="paragraph">
      <style:paragraph-properties fo:text-align="justify" fo:margin-bottom="0in" fo:line-height="115%"/>
      <style:text-properties style:font-name="Times New Roman" fo:font-weight="bold" style:font-weight-asian="bold" style:font-weight-complex="bold" fo:font-size="10pt" style:font-size-asian="10pt" style:font-size-complex="10pt"/>
    </style:style>
    <style:style style:name="P3" style:parent-style-name="Odlomakpopisa" style:family="paragraph">
      <style:paragraph-properties fo:text-align="justify" fo:margin-bottom="0in" fo:line-height="115%"/>
      <style:text-properties style:font-name="Times New Roman" fo:font-weight="bold" style:font-weight-asian="bold" style:font-weight-complex="bold" fo:font-size="10pt" style:font-size-asian="10pt" style:font-size-complex="10pt"/>
    </style:style>
    <style:style style:name="P4" style:parent-style-name="Odlomakpopisa" style:family="paragraph">
      <style:paragraph-properties fo:text-align="justify" fo:margin-bottom="0in" fo:line-height="115%"/>
      <style:text-properties style:font-name="Times New Roman" fo:font-weight="bold" style:font-weight-asian="bold" style:font-weight-complex="bold" fo:font-size="10pt" style:font-size-asian="10pt" style:font-size-complex="10pt"/>
    </style:style>
    <style:style style:name="P5" style:parent-style-name="Normal" style:family="paragraph">
      <style:paragraph-properties fo:text-align="justify" fo:margin-bottom="0in" fo:line-height="115%"/>
    </style:style>
    <style:style style:name="T6" style:parent-style-name="Zadanifontodlomka" style:family="text">
      <style:text-properties style:font-name="Times New Roman" fo:font-size="10pt" style:font-size-asian="10pt" style:font-size-complex="10pt" fo:language="de" fo:country="DE"/>
    </style:style>
    <style:style style:name="T7" style:parent-style-name="Zadanifontodlomka" style:family="text">
      <style:text-properties style:font-name="Times New Roman" fo:font-size="10pt" style:font-size-asian="10pt" style:font-size-complex="10pt"/>
    </style:style>
    <style:style style:name="P8" style:parent-style-name="Normal" style:family="paragraph">
      <style:paragraph-properties fo:text-align="justify" fo:margin-bottom="0in" fo:line-height="115%"/>
      <style:text-properties style:font-name="Times New Roman" fo:font-size="10pt" style:font-size-asian="10pt" style:font-size-complex="10pt"/>
    </style:style>
    <style:style style:name="P9" style:parent-style-name="Normal" style:family="paragraph">
      <style:paragraph-properties fo:text-align="justify" fo:line-height="115%"/>
    </style:style>
    <style:style style:name="T10" style:parent-style-name="Zadanifontodlomka" style:family="text">
      <style:text-properties style:font-name="Times New Roman" fo:font-size="10pt" style:font-size-asian="10pt" style:font-size-complex="10pt"/>
    </style:style>
    <style:style style:name="T11" style:parent-style-name="Zadanifontodlomka" style:family="text">
      <style:text-properties style:font-name="Times New Roman" fo:font-style="italic" style:font-style-asian="italic" style:font-style-complex="italic" fo:font-size="10pt" style:font-size-asian="10pt" style:font-size-complex="10pt"/>
    </style:style>
    <style:style style:name="T12" style:parent-style-name="Zadanifontodlomka" style:family="text">
      <style:text-properties style:font-name="Times New Roman" fo:font-size="10pt" style:font-size-asian="10pt" style:font-size-complex="10pt"/>
    </style:style>
    <style:style style:name="T13" style:parent-style-name="Zadanifontodlomka" style:family="text">
      <style:text-properties style:font-name="Times New Roman" fo:font-weight="bold" style:font-weight-asian="bold" style:font-weight-complex="bold" fo:font-size="10pt" style:font-size-asian="10pt" style:font-size-complex="10pt"/>
    </style:style>
    <style:style style:name="T14" style:parent-style-name="Zadanifontodlomka" style:family="text">
      <style:text-properties style:font-name="Times New Roman" fo:font-weight="bold" style:font-weight-asian="bold" style:font-weight-complex="bold" fo:font-size="10pt" style:font-size-asian="10pt" style:font-size-complex="10pt" fo:language="de" fo:country="DE"/>
    </style:style>
    <style:style style:name="T15" style:parent-style-name="Zadanifontodlomka" style:family="text">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T16" style:parent-style-name="Zadanifontodlomka" style:family="text">
      <style:text-properties style:font-name="Times New Roman" fo:font-weight="bold" style:font-weight-asian="bold" style:font-weight-complex="bold" fo:font-size="10pt" style:font-size-asian="10pt" style:font-size-complex="10pt"/>
    </style:style>
    <style:style style:name="P17" style:parent-style-name="Normal" style:family="paragraph">
      <style:paragraph-properties fo:text-align="justify" fo:line-height="115%"/>
      <style:text-properties style:font-name="Times New Roman" fo:font-weight="bold" style:font-weight-asian="bold" style:font-weight-complex="bold" fo:font-size="10pt" style:font-size-asian="10pt" style:font-size-complex="10pt"/>
    </style:style>
    <style:style style:name="P18" style:parent-style-name="Odlomakpopisa" style:list-style-name="LFO1" style:family="paragraph">
      <style:paragraph-properties fo:text-align="justify" fo:line-height="115%"/>
    </style:style>
    <style:style style:name="T19" style:parent-style-name="Zadanifontodlomka" style:family="text">
      <style:text-properties style:font-name="Times New Roman" fo:font-weight="bold" style:font-weight-asian="bold" style:font-weight-complex="bold" fo:font-size="10pt" style:font-size-asian="10pt" style:font-size-complex="10pt"/>
    </style:style>
    <style:style style:name="T20" style:parent-style-name="Zadanifontodlomka" style:family="text">
      <style:text-properties style:font-name="Times New Roman" fo:font-weight="bold" style:font-weight-asian="bold" style:font-weight-complex="bold" fo:font-size="10pt" style:font-size-asian="10pt" style:font-size-complex="10pt" fo:language="de" fo:country="DE"/>
    </style:style>
    <style:style style:name="T21" style:parent-style-name="Zadanifontodlomka" style:family="text">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T22" style:parent-style-name="Zadanifontodlomka" style:family="text">
      <style:text-properties style:font-name="Times New Roman" fo:font-weight="bold" style:font-weight-asian="bold" style:font-weight-complex="bold" fo:font-size="10pt" style:font-size-asian="10pt" style:font-size-complex="10pt"/>
    </style:style>
    <style:style style:name="P23" style:parent-style-name="Normal" style:family="paragraph">
      <style:paragraph-properties fo:text-align="justify" fo:line-height="115%"/>
    </style:style>
    <style:style style:name="T24" style:parent-style-name="Zadanifontodlomka" style:family="text">
      <style:text-properties style:font-name="Times New Roman" fo:font-size="10pt" style:font-size-asian="10pt" style:font-size-complex="10pt"/>
    </style:style>
    <style:style style:name="T25" style:parent-style-name="Zadanifontodlomka" style:family="text">
      <style:text-properties style:font-name="Times New Roman" fo:font-size="10pt" style:font-size-asian="10pt" style:font-size-complex="10pt"/>
    </style:style>
    <style:style style:name="T26" style:parent-style-name="Zadanifontodlomka" style:family="text">
      <style:text-properties style:font-name="Times New Roman" fo:font-style="italic" style:font-style-asian="italic" style:font-style-complex="italic" fo:font-size="10pt" style:font-size-asian="10pt" style:font-size-complex="10pt"/>
    </style:style>
    <style:style style:name="T27" style:parent-style-name="Zadanifontodlomka" style:family="text">
      <style:text-properties style:font-name="Times New Roman" fo:font-size="10pt" style:font-size-asian="10pt" style:font-size-complex="10pt"/>
    </style:style>
    <style:style style:name="T28" style:parent-style-name="Zadanifontodlomka" style:family="text">
      <style:text-properties style:font-name="Times New Roman" style:font-style-complex="italic" fo:font-size="10pt" style:font-size-asian="10pt" style:font-size-complex="10pt"/>
    </style:style>
    <style:style style:name="T29" style:parent-style-name="Zadanifontodlomka" style:family="text">
      <style:text-properties style:font-name="Times New Roman" fo:font-style="italic" style:font-style-asian="italic" style:font-style-complex="italic" fo:font-size="10pt" style:font-size-asian="10pt" style:font-size-complex="10pt"/>
    </style:style>
    <style:style style:name="T30" style:parent-style-name="Zadanifontodlomka" style:family="text">
      <style:text-properties style:font-name="Times New Roman" fo:font-size="10pt" style:font-size-asian="10pt" style:font-size-complex="10pt"/>
    </style:style>
    <style:style style:name="T31" style:parent-style-name="Zadanifontodlomka" style:family="text">
      <style:text-properties style:font-name="Times New Roman" fo:font-size="10pt" style:font-size-asian="10pt" style:font-size-complex="10pt"/>
    </style:style>
    <style:style style:name="P32" style:parent-style-name="Normal" style:family="paragraph">
      <style:paragraph-properties fo:text-align="justify" fo:line-height="115%"/>
    </style:style>
    <style:style style:name="T33" style:parent-style-name="Zadanifontodlomka" style:family="text">
      <style:text-properties style:font-name="Times New Roman" fo:font-size="10pt" style:font-size-asian="10pt" style:font-size-complex="10pt"/>
    </style:style>
    <style:style style:name="T34" style:parent-style-name="Zadanifontodlomka" style:family="text">
      <style:text-properties style:font-name="Times New Roman" fo:font-style="italic" style:font-style-asian="italic" style:font-style-complex="italic" fo:font-size="10pt" style:font-size-asian="10pt" style:font-size-complex="10pt"/>
    </style:style>
    <style:style style:name="T35" style:parent-style-name="Zadanifontodlomka" style:family="text">
      <style:text-properties style:font-name="Times New Roman" fo:font-size="10pt" style:font-size-asian="10pt" style:font-size-complex="10pt"/>
    </style:style>
    <style:style style:name="T36" style:parent-style-name="Zadanifontodlomka" style:family="text">
      <style:text-properties style:font-name="Times New Roman" style:font-style-complex="italic" fo:font-size="10pt" style:font-size-asian="10pt" style:font-size-complex="10pt"/>
    </style:style>
    <style:style style:name="T37" style:parent-style-name="Zadanifontodlomka" style:family="text">
      <style:text-properties style:font-name="Times New Roman" fo:font-style="italic" style:font-style-asian="italic" style:font-style-complex="italic" fo:font-size="10pt" style:font-size-asian="10pt" style:font-size-complex="10pt"/>
    </style:style>
    <style:style style:name="T38" style:parent-style-name="Zadanifontodlomka" style:family="text">
      <style:text-properties style:font-name="Times New Roman" fo:font-size="10pt" style:font-size-asian="10pt" style:font-size-complex="10pt"/>
    </style:style>
    <style:style style:name="P39" style:parent-style-name="Odlomakpopisa" style:list-style-name="LFO1" style:family="paragraph">
      <style:paragraph-properties fo:text-align="justify" fo:margin-bottom="0in" fo:line-height="115%"/>
    </style:style>
    <style:style style:name="T40" style:parent-style-name="Zadanifontodlomka" style:family="text">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T41" style:parent-style-name="Zadanifontodlomka" style:family="text">
      <style:text-properties style:font-name="Times New Roman" fo:font-weight="bold" style:font-weight-asian="bold" style:font-weight-complex="bold" fo:font-size="10pt" style:font-size-asian="10pt" style:font-size-complex="10pt"/>
    </style:style>
    <style:style style:name="T42" style:parent-style-name="Zadanifontodlomka" style:family="text">
      <style:text-properties style:font-name="Times New Roman" fo:font-weight="bold" style:font-weight-asian="bold" style:font-weight-complex="bold" style:font-style-complex="italic" fo:font-size="10pt" style:font-size-asian="10pt" style:font-size-complex="10pt"/>
    </style:style>
    <style:style style:name="T43" style:parent-style-name="Zadanifontodlomka" style:family="text">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T44" style:parent-style-name="Zadanifontodlomka" style:family="text">
      <style:text-properties style:font-name="Times New Roman" fo:font-weight="bold" style:font-weight-asian="bold" style:font-weight-complex="bold" fo:font-size="10pt" style:font-size-asian="10pt" style:font-size-complex="10pt"/>
    </style:style>
    <style:style style:name="P45" style:parent-style-name="Odlomakpopisa" style:family="paragraph">
      <style:paragraph-properties fo:text-align="justify" fo:margin-bottom="0in" fo:line-height="115%"/>
    </style:style>
    <style:style style:name="T46" style:parent-style-name="Zadanifontodlomka" style:family="text">
      <style:text-properties style:font-name="Times New Roman" fo:font-weight="bold" style:font-weight-asian="bold" style:font-weight-complex="bold" fo:font-size="10pt" style:font-size-asian="10pt" style:font-size-complex="10pt"/>
    </style:style>
    <style:style style:name="T47" style:parent-style-name="Zadanifontodlomka" style:family="text">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T48" style:parent-style-name="Zadanifontodlomka" style:family="text">
      <style:text-properties style:font-name="Times New Roman" fo:font-weight="bold" style:font-weight-asian="bold" style:font-weight-complex="bold" fo:font-size="10pt" style:font-size-asian="10pt" style:font-size-complex="10pt"/>
    </style:style>
    <style:style style:name="P49" style:parent-style-name="Odlomakpopisa" style:family="paragraph">
      <style:paragraph-properties fo:text-align="justify" fo:margin-bottom="0in" fo:line-height="115%"/>
    </style:style>
    <style:style style:name="P50" style:parent-style-name="Odlomakpopisa" style:family="paragraph">
      <style:paragraph-properties fo:text-align="justify" fo:margin-bottom="0in" fo:line-height="115%"/>
    </style:style>
    <style:style style:name="T51" style:parent-style-name="Zadanifontodlomka" style:family="text">
      <style:text-properties style:font-name="Times New Roman" fo:font-weight="bold" style:font-weight-asian="bold" style:font-weight-complex="bold" fo:font-size="10pt" style:font-size-asian="10pt" style:font-size-complex="10pt"/>
    </style:style>
    <style:style style:name="P52" style:parent-style-name="Odlomakpopisa" style:family="paragraph">
      <style:paragraph-properties fo:text-align="justify" fo:margin-bottom="0in" fo:line-height="115%"/>
      <style:text-properties style:font-name="Times New Roman" fo:font-weight="bold" style:font-weight-asian="bold" style:font-weight-complex="bold" fo:font-size="10pt" style:font-size-asian="10pt" style:font-size-complex="10pt"/>
    </style:style>
    <style:style style:name="P53" style:parent-style-name="Odlomakpopisa" style:family="paragraph">
      <style:paragraph-properties fo:text-align="justify" fo:margin-bottom="0in" fo:line-height="115%"/>
    </style:style>
    <style:style style:name="T54" style:parent-style-name="Zadanifontodlomka" style:family="text">
      <style:text-properties style:font-name="Times New Roman" fo:font-size="10pt" style:font-size-asian="10pt" style:font-size-complex="10pt"/>
    </style:style>
    <style:style style:name="T55" style:parent-style-name="Zadanifontodlomka" style:family="text">
      <style:text-properties style:font-name="Times New Roman" fo:font-style="italic" style:font-style-asian="italic" style:font-style-complex="italic" fo:font-size="10pt" style:font-size-asian="10pt" style:font-size-complex="10pt"/>
    </style:style>
    <style:style style:name="T56" style:parent-style-name="Zadanifontodlomka" style:family="text">
      <style:text-properties style:font-name="Times New Roman" fo:font-size="10pt" style:font-size-asian="10pt" style:font-size-complex="10pt"/>
    </style:style>
    <style:style style:name="P57" style:parent-style-name="Normal" style:family="paragraph">
      <style:paragraph-properties fo:text-align="justify" fo:margin-bottom="0in" fo:line-height="115%"/>
      <style:text-properties style:font-name="Times New Roman" fo:font-size="10pt" style:font-size-asian="10pt" style:font-size-complex="10pt"/>
    </style:style>
    <style:style style:name="P58" style:parent-style-name="Normal" style:family="paragraph">
      <style:paragraph-properties fo:text-align="justify" fo:margin-bottom="0in" fo:line-height="115%"/>
      <style:text-properties style:font-name="Times New Roman" fo:font-size="10pt" style:font-size-asian="10pt" style:font-size-complex="10pt"/>
    </style:style>
    <style:style style:name="P59" style:parent-style-name="Normal" style:family="paragraph">
      <style:paragraph-properties fo:text-align="justify" fo:margin-bottom="0in" fo:line-height="115%" fo:text-indent="0.4916in"/>
      <style:text-properties style:font-name="Times New Roman" fo:font-size="10pt" style:font-size-asian="10pt" style:font-size-complex="10pt"/>
    </style:style>
    <style:style style:name="P60" style:parent-style-name="Normal" style:family="paragraph">
      <style:paragraph-properties fo:text-align="justify" fo:margin-bottom="0in" fo:line-height="115%"/>
      <style:text-properties style:font-name="Times New Roman" fo:font-size="10pt" style:font-size-asian="10pt" style:font-size-complex="10pt"/>
    </style:style>
    <style:style style:name="P61" style:parent-style-name="Normal" style:family="paragraph">
      <style:paragraph-properties fo:text-align="justify" fo:margin-bottom="0in" fo:line-height="115%"/>
      <style:text-properties style:font-name="Times New Roman" fo:font-size="10pt" style:font-size-asian="10pt" style:font-size-complex="10pt"/>
    </style:style>
    <style:style style:name="P62" style:parent-style-name="Normal" style:family="paragraph">
      <style:paragraph-properties fo:text-align="justify" fo:margin-bottom="0in" fo:line-height="115%"/>
      <style:text-properties style:font-name="Times New Roman" fo:font-size="10pt" style:font-size-asian="10pt" style:font-size-complex="10pt"/>
    </style:style>
    <style:style style:name="P63" style:parent-style-name="Normal" style:family="paragraph">
      <style:paragraph-properties fo:text-align="justify" fo:margin-bottom="0in" fo:line-height="115%"/>
      <style:text-properties style:font-name="Times New Roman" fo:font-size="10pt" style:font-size-asian="10pt" style:font-size-complex="10pt"/>
    </style:style>
    <style:style style:name="P64" style:parent-style-name="Normal" style:family="paragraph">
      <style:paragraph-properties fo:text-align="justify" fo:margin-bottom="0in" fo:line-height="115%"/>
      <style:text-properties style:font-name="Times New Roman" fo:font-size="10pt" style:font-size-asian="10pt" style:font-size-complex="10pt"/>
    </style:style>
    <style:style style:name="P65" style:parent-style-name="Normal" style:family="paragraph">
      <style:paragraph-properties fo:text-align="justify" fo:margin-bottom="0in" fo:line-height="115%"/>
      <style:text-properties style:font-name="Times New Roman" fo:font-size="10pt" style:font-size-asian="10pt" style:font-size-complex="10pt"/>
    </style:style>
    <style:style style:name="P66" style:parent-style-name="Normal" style:family="paragraph">
      <style:paragraph-properties fo:text-align="justify" fo:line-height="115%"/>
      <style:text-properties style:font-name="Times New Roman" fo:font-size="10pt" style:font-size-asian="10pt" style:font-size-complex="10pt"/>
    </style:style>
    <style:style style:name="P67" style:parent-style-name="Odlomakpopisa" style:list-style-name="LFO1" style:family="paragraph">
      <style:paragraph-properties fo:text-align="justify" fo:margin-bottom="0in" fo:line-height="115%"/>
    </style:style>
    <style:style style:name="T68" style:parent-style-name="Zadanifontodlomka" style:family="text">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T69" style:parent-style-name="Zadanifontodlomka" style:family="text">
      <style:text-properties style:font-name="Times New Roman" fo:font-weight="bold" style:font-weight-asian="bold" style:font-weight-complex="bold" fo:font-size="10pt" style:font-size-asian="10pt" style:font-size-complex="10pt"/>
    </style:style>
    <style:style style:name="T70" style:parent-style-name="Zadanifontodlomka" style:family="text">
      <style:text-properties style:font-name="Times New Roman" fo:font-weight="bold" style:font-weight-asian="bold" style:font-weight-complex="bold" style:font-style-complex="italic" fo:font-size="10pt" style:font-size-asian="10pt" style:font-size-complex="10pt"/>
    </style:style>
    <style:style style:name="T71" style:parent-style-name="Zadanifontodlomka" style:family="text">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T72" style:parent-style-name="Zadanifontodlomka" style:family="text">
      <style:text-properties style:font-name="Times New Roman" fo:font-weight="bold" style:font-weight-asian="bold" style:font-weight-complex="bold" fo:font-size="10pt" style:font-size-asian="10pt" style:font-size-complex="10pt"/>
    </style:style>
    <style:style style:name="P73" style:parent-style-name="Odlomakpopisa" style:family="paragraph">
      <style:paragraph-properties fo:text-align="justify" fo:margin-bottom="0in" fo:line-height="115%"/>
      <style:text-properties style:font-name="Times New Roman" style:font-name-asian="Times New Roman" fo:font-weight="bold" style:font-weight-asian="bold" style:font-weight-complex="bold" style:letter-kerning="false" fo:font-size="10pt" style:font-size-asian="10pt" style:font-size-complex="10pt" style:language-asian="hr" style:country-asian="HR"/>
    </style:style>
    <style:style style:name="P74" style:parent-style-name="Odlomakpopisa" style:family="paragraph">
      <style:paragraph-properties fo:text-align="justify" fo:margin-bottom="0in" fo:line-height="115%"/>
    </style:style>
    <style:style style:name="T75" style:parent-style-name="Zadanifontodlomka" style:family="text">
      <style:text-properties style:font-name="Times New Roman" style:font-name-asian="Times New Roman" fo:font-weight="bold" style:font-weight-asian="bold" style:font-weight-complex="bold" style:letter-kerning="false" fo:font-size="10pt" style:font-size-asian="10pt" style:font-size-complex="10pt" style:language-asian="hr" style:country-asian="HR"/>
    </style:style>
    <style:style style:name="T76" style:parent-style-name="Zadanifontodlomka" style:family="text">
      <style:text-properties style:font-name="Times New Roman" fo:font-weight="bold" style:font-weight-asian="bold" style:font-weight-complex="bold" fo:font-size="10pt" style:font-size-asian="10pt" style:font-size-complex="10pt"/>
    </style:style>
    <style:style style:name="T77" style:parent-style-name="Zadanifontodlomka" style:family="text">
      <style:text-properties style:font-name="Times New Roman" fo:font-size="10pt" style:font-size-asian="10pt" style:font-size-complex="10pt"/>
    </style:style>
    <style:style style:name="P78" style:parent-style-name="Normal" style:family="paragraph">
      <style:paragraph-properties fo:text-align="justify" fo:margin-bottom="0in" fo:line-height="115%"/>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P79" style:parent-style-name="Normal" style:family="paragraph">
      <style:paragraph-properties fo:text-align="justify" fo:margin-bottom="0in" fo:line-height="115%"/>
    </style:style>
    <style:style style:name="T80" style:parent-style-name="Zadanifontodlomka" style:family="text">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P81" style:parent-style-name="Normal" style:family="paragraph">
      <style:paragraph-properties fo:text-align="justify" fo:margin-bottom="0in" fo:line-height="115%"/>
      <style:text-properties style:font-name="Times New Roman" style:font-name-asian="Times New Roman" style:letter-kerning="false" fo:font-size="10pt" style:font-size-asian="10pt" style:font-size-complex="10pt" style:language-asian="hr" style:country-asian="HR"/>
    </style:style>
    <style:style style:name="P82" style:parent-style-name="Normal" style:family="paragraph">
      <style:paragraph-properties fo:text-align="justify" fo:margin-bottom="0in" fo:line-height="115%"/>
    </style:style>
    <style:style style:name="T83" style:parent-style-name="Zadanifontodlomka" style:family="text">
      <style:text-properties style:font-name="Times New Roman" fo:font-size="10pt" style:font-size-asian="10pt" style:font-size-complex="10pt"/>
    </style:style>
    <style:style style:name="T84" style:parent-style-name="Zadanifontodlomka" style:family="text">
      <style:text-properties style:font-name="Times New Roman" fo:font-style="italic" style:font-style-asian="italic" style:font-style-complex="italic" fo:font-size="10pt" style:font-size-asian="10pt" style:font-size-complex="10pt"/>
    </style:style>
    <style:style style:name="T85" style:parent-style-name="Zadanifontodlomka" style:family="text">
      <style:text-properties style:font-name="Times New Roman" fo:font-size="10pt" style:font-size-asian="10pt" style:font-size-complex="10pt"/>
    </style:style>
    <style:style style:name="P86" style:parent-style-name="Normal" style:family="paragraph">
      <style:paragraph-properties fo:text-align="justify" fo:margin-bottom="0in" fo:line-height="115%"/>
      <style:text-properties style:font-name="Times New Roman" fo:font-size="10pt" style:font-size-asian="10pt" style:font-size-complex="10pt"/>
    </style:style>
    <style:style style:name="P87" style:parent-style-name="Normal" style:family="paragraph">
      <style:paragraph-properties fo:text-align="justify" fo:margin-bottom="0in" fo:line-height="115%" fo:text-indent="0.4916in"/>
    </style:style>
    <style:style style:name="T88" style:parent-style-name="Zadanifontodlomka" style:family="text">
      <style:text-properties style:font-name="Times New Roman" fo:font-size="10pt" style:font-size-asian="10pt" style:font-size-complex="10pt"/>
    </style:style>
    <style:style style:name="T89" style:parent-style-name="Zadanifontodlomka" style:family="text">
      <style:text-properties style:font-name="Times New Roman" fo:font-style="italic" style:font-style-asian="italic" style:font-style-complex="italic" fo:font-size="10pt" style:font-size-asian="10pt" style:font-size-complex="10pt"/>
    </style:style>
    <style:style style:name="T90" style:parent-style-name="Zadanifontodlomka" style:family="text">
      <style:text-properties style:font-name="Times New Roman" fo:font-size="10pt" style:font-size-asian="10pt" style:font-size-complex="10pt"/>
    </style:style>
    <style:style style:name="T91" style:parent-style-name="Zadanifontodlomka" style:family="text">
      <style:text-properties style:font-name="Times New Roman" fo:font-style="italic" style:font-style-asian="italic" style:font-style-complex="italic" fo:font-size="10pt" style:font-size-asian="10pt" style:font-size-complex="10pt"/>
    </style:style>
    <style:style style:name="T92" style:parent-style-name="Zadanifontodlomka" style:family="text">
      <style:text-properties style:font-name="Times New Roman" fo:font-size="10pt" style:font-size-asian="10pt" style:font-size-complex="10pt"/>
    </style:style>
    <style:style style:name="T93" style:parent-style-name="Zadanifontodlomka" style:family="text">
      <style:text-properties style:font-name="Times New Roman" fo:font-style="italic" style:font-style-asian="italic" style:font-style-complex="italic" fo:font-size="10pt" style:font-size-asian="10pt" style:font-size-complex="10pt"/>
    </style:style>
    <style:style style:name="T94" style:parent-style-name="Zadanifontodlomka" style:family="text">
      <style:text-properties style:font-name="Times New Roman" fo:font-size="10pt" style:font-size-asian="10pt" style:font-size-complex="10pt"/>
    </style:style>
    <style:style style:name="P95" style:parent-style-name="Normal" style:family="paragraph">
      <style:paragraph-properties fo:text-align="justify" fo:margin-bottom="0in" fo:line-height="115%" fo:text-indent="0.4916in"/>
    </style:style>
    <style:style style:name="T96" style:parent-style-name="Zadanifontodlomka" style:family="text">
      <style:text-properties style:font-name="Times New Roman" fo:font-size="10pt" style:font-size-asian="10pt" style:font-size-complex="10pt"/>
    </style:style>
    <style:style style:name="T97" style:parent-style-name="Zadanifontodlomka" style:family="text">
      <style:text-properties style:font-name="Times New Roman" style:font-name-asian="Times New Roman" style:letter-kerning="false" fo:font-size="10pt" style:font-size-asian="10pt" style:font-size-complex="10pt" style:language-asian="hr" style:country-asian="HR"/>
    </style:style>
    <style:style style:name="P98" style:parent-style-name="Normal" style:family="paragraph">
      <style:paragraph-properties fo:text-align="justify" fo:line-height="115%"/>
      <style:text-properties style:font-name="Times New Roman" fo:font-size="10pt" style:font-size-asian="10pt" style:font-size-complex="10pt"/>
    </style:style>
    <style:style style:name="P99" style:parent-style-name="Odlomakpopisa" style:list-style-name="LFO2" style:family="paragraph">
      <style:paragraph-properties fo:text-align="justify" fo:margin-bottom="0in" fo:line-height="115%"/>
    </style:style>
    <style:style style:name="T100" style:parent-style-name="Zadanifontodlomka" style:family="text">
      <style:text-properties style:font-name="Times New Roman" fo:font-style="italic" style:font-style-asian="italic" style:font-style-complex="italic" fo:font-size="10pt" style:font-size-asian="10pt" style:font-size-complex="10pt"/>
    </style:style>
    <style:style style:name="T101" style:parent-style-name="Zadanifontodlomka" style:family="text">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T102" style:parent-style-name="Zadanifontodlomka" style:family="text">
      <style:text-properties style:font-name="Times New Roman" fo:font-weight="bold" style:font-weight-asian="bold" style:font-weight-complex="bold" fo:font-size="10pt" style:font-size-asian="10pt" style:font-size-complex="10pt"/>
    </style:style>
    <style:style style:name="T103" style:parent-style-name="Zadanifontodlomka" style:family="text">
      <style:text-properties style:font-name="Times New Roman" fo:font-weight="bold" style:font-weight-asian="bold" style:font-weight-complex="bold" style:font-style-complex="italic" fo:font-size="10pt" style:font-size-asian="10pt" style:font-size-complex="10pt"/>
    </style:style>
    <style:style style:name="T104" style:parent-style-name="Zadanifontodlomka" style:family="text">
      <style:text-properties style:font-name="Times New Roman" fo:font-weight="bold" style:font-weight-asian="bold" style:font-weight-complex="bold" fo:font-style="italic" style:font-style-asian="italic" style:font-style-complex="italic" fo:font-size="10pt" style:font-size-asian="10pt" style:font-size-complex="10pt"/>
    </style:style>
    <style:style style:name="T105" style:parent-style-name="Zadanifontodlomka" style:family="text">
      <style:text-properties style:font-name="Times New Roman" fo:font-weight="bold" style:font-weight-asian="bold" style:font-weight-complex="bold" fo:font-size="10pt" style:font-size-asian="10pt" style:font-size-complex="10pt"/>
    </style:style>
    <style:style style:name="P106" style:parent-style-name="Odlomakpopisa" style:family="paragraph">
      <style:paragraph-properties fo:text-align="justify" fo:margin-bottom="0in" fo:line-height="115%"/>
      <style:text-properties style:font-name="Times New Roman" style:font-name-asian="Times New Roman" fo:font-weight="bold" style:font-weight-asian="bold" style:font-weight-complex="bold" style:letter-kerning="false" fo:font-size="10pt" style:font-size-asian="10pt" style:font-size-complex="10pt" style:language-asian="hr" style:country-asian="HR"/>
    </style:style>
    <style:style style:name="P107" style:parent-style-name="Odlomakpopisa" style:family="paragraph">
      <style:paragraph-properties fo:text-align="justify" fo:line-height="115%"/>
      <style:text-properties style:font-name="Times New Roman" fo:font-weight="bold" style:font-weight-asian="bold" style:font-weight-complex="bold" fo:font-size="10pt" style:font-size-asian="10pt" style:font-size-complex="10pt"/>
    </style:style>
    <style:style style:name="P108" style:parent-style-name="Normal" style:family="paragraph">
      <style:paragraph-properties fo:text-align="justify" fo:line-height="115%"/>
    </style:style>
    <style:style style:name="T109" style:parent-style-name="Zadanifontodlomka" style:family="text">
      <style:text-properties style:font-name="Times New Roman" fo:font-size="10pt" style:font-size-asian="10pt" style:font-size-complex="10pt"/>
    </style:style>
    <style:style style:name="T110" style:parent-style-name="Zadanifontodlomka" style:family="text">
      <style:text-properties style:font-name="Times New Roman" fo:font-size="10pt" style:font-size-asian="10pt" style:font-size-complex="10pt"/>
    </style:style>
    <style:style style:name="T111" style:parent-style-name="Zadanifontodlomka" style:family="text">
      <style:text-properties style:font-name="Times New Roman" fo:font-style="italic" style:font-style-asian="italic" style:font-style-complex="italic" fo:font-size="10pt" style:font-size-asian="10pt" style:font-size-complex="10pt"/>
    </style:style>
    <style:style style:name="T112" style:parent-style-name="Zadanifontodlomka" style:family="text">
      <style:text-properties style:font-name="Times New Roman" fo:font-size="10pt" style:font-size-asian="10pt" style:font-size-complex="10pt"/>
    </style:style>
    <style:style style:name="T113" style:parent-style-name="Zadanifontodlomka" style:family="text">
      <style:text-properties style:font-name="Times New Roman" style:font-style-complex="italic" fo:font-size="10pt" style:font-size-asian="10pt" style:font-size-complex="10pt"/>
    </style:style>
    <style:style style:name="T114" style:parent-style-name="Zadanifontodlomka" style:family="text">
      <style:text-properties style:font-name="Times New Roman" fo:font-style="italic" style:font-style-asian="italic" style:font-style-complex="italic" fo:font-size="10pt" style:font-size-asian="10pt" style:font-size-complex="10pt"/>
    </style:style>
    <style:style style:name="T115" style:parent-style-name="Zadanifontodlomka" style:family="text">
      <style:text-properties style:font-name="Times New Roman" fo:font-size="10pt" style:font-size-asian="10pt" style:font-size-complex="10pt"/>
    </style:style>
    <style:style style:name="T116" style:parent-style-name="Zadanifontodlomka" style:family="text">
      <style:text-properties style:font-name="Times New Roman" fo:font-size="10pt" style:font-size-asian="10pt" style:font-size-complex="10pt"/>
    </style:style>
    <style:style style:name="P117" style:parent-style-name="Normal" style:family="paragraph">
      <style:paragraph-properties fo:text-align="justify" fo:line-height="115%"/>
    </style:style>
    <style:style style:name="T118" style:parent-style-name="Zadanifontodlomka" style:family="text">
      <style:text-properties style:font-name="Times New Roman" fo:font-size="10pt" style:font-size-asian="10pt" style:font-size-complex="10pt"/>
    </style:style>
    <style:style style:name="T119" style:parent-style-name="Zadanifontodlomka" style:family="text">
      <style:text-properties style:font-name="Times New Roman" fo:font-size="10pt" style:font-size-asian="10pt" style:font-size-complex="10pt"/>
    </style:style>
    <style:style style:name="T120" style:parent-style-name="Zadanifontodlomka" style:family="text">
      <style:text-properties style:font-name="Times New Roman" fo:font-style="italic" style:font-style-asian="italic" style:font-style-complex="italic" fo:font-size="10pt" style:font-size-asian="10pt" style:font-size-complex="10pt"/>
    </style:style>
    <style:style style:name="T121" style:parent-style-name="Zadanifontodlomka" style:family="text">
      <style:text-properties style:font-name="Times New Roman" fo:font-size="10pt" style:font-size-asian="10pt" style:font-size-complex="10pt"/>
    </style:style>
    <style:style style:name="T122" style:parent-style-name="Zadanifontodlomka" style:family="text">
      <style:text-properties style:font-name="Times New Roman" fo:font-style="italic" style:font-style-asian="italic" style:font-style-complex="italic" fo:font-size="10pt" style:font-size-asian="10pt" style:font-size-complex="10pt"/>
    </style:style>
    <style:style style:name="T123" style:parent-style-name="Zadanifontodlomka" style:family="text">
      <style:text-properties style:font-name="Times New Roman" fo:font-size="10pt" style:font-size-asian="10pt" style:font-size-complex="10pt"/>
    </style:style>
    <style:style style:name="P124" style:parent-style-name="Odlomakpopisa" style:family="paragraph">
      <style:paragraph-properties fo:text-align="justify" fo:line-height="115%"/>
      <style:text-properties style:font-name="Times New Roman" fo:font-weight="bold" style:font-weight-asian="bold" style:font-weight-complex="bold" fo:font-size="10pt" style:font-size-asian="10pt" style:font-size-complex="10pt"/>
    </style:style>
    <style:style style:name="P125" style:parent-style-name="Odlomakpopisa" style:list-style-name="LFO2" style:family="paragraph">
      <style:paragraph-properties fo:text-align="justify" fo:line-height="115%"/>
      <style:text-properties style:font-name="Times New Roman" fo:font-weight="bold" style:font-weight-asian="bold" style:font-weight-complex="bold" fo:font-size="10pt" style:font-size-asian="10pt" style:font-size-complex="10pt"/>
    </style:style>
    <style:style style:name="P126" style:parent-style-name="Normal" style:family="paragraph">
      <style:paragraph-properties fo:text-align="justify" fo:line-height="115%"/>
    </style:style>
    <style:style style:name="T127" style:parent-style-name="Zadanifontodlomka" style:family="text">
      <style:text-properties style:font-name="Times New Roman" fo:font-size="10pt" style:font-size-asian="10pt" style:font-size-complex="10pt"/>
    </style:style>
    <style:style style:name="T128" style:parent-style-name="Zadanifontodlomka" style:family="text">
      <style:text-properties style:font-name="Times New Roman" fo:font-style="italic" style:font-style-asian="italic" style:font-style-complex="italic" fo:font-size="10pt" style:font-size-asian="10pt" style:font-size-complex="10pt"/>
    </style:style>
    <style:style style:name="T129" style:parent-style-name="Zadanifontodlomka" style:family="text">
      <style:text-properties style:font-name="Times New Roman" fo:font-style="italic" style:font-style-asian="italic" style:font-style-complex="italic" fo:font-size="10pt" style:font-size-asian="10pt" style:font-size-complex="10pt"/>
    </style:style>
    <style:style style:name="T130" style:parent-style-name="Zadanifontodlomka" style:family="text">
      <style:text-properties style:font-name="Times New Roman" fo:font-size="10pt" style:font-size-asian="10pt" style:font-size-complex="10pt"/>
    </style:style>
    <style:style style:name="T131" style:parent-style-name="Zadanifontodlomka" style:family="text">
      <style:text-properties style:font-name="Times New Roman" style:font-style-complex="italic" fo:font-size="10pt" style:font-size-asian="10pt" style:font-size-complex="10pt"/>
    </style:style>
    <style:style style:name="T132" style:parent-style-name="Zadanifontodlomka" style:family="text">
      <style:text-properties style:font-name="Times New Roman" fo:font-style="italic" style:font-style-asian="italic" style:font-style-complex="italic" fo:font-size="10pt" style:font-size-asian="10pt" style:font-size-complex="10pt"/>
    </style:style>
    <style:style style:name="T133" style:parent-style-name="Zadanifontodlomka" style:family="text">
      <style:text-properties style:font-name="Times New Roman" fo:font-size="10pt" style:font-size-asian="10pt" style:font-size-complex="10pt"/>
    </style:style>
    <style:style style:name="T134" style:parent-style-name="Zadanifontodlomka" style:family="text">
      <style:text-properties style:font-name="Times New Roman" fo:font-size="10pt" style:font-size-asian="10pt" style:font-size-complex="10pt"/>
    </style:style>
    <style:style style:name="T135" style:parent-style-name="Zadanifontodlomka" style:family="text">
      <style:text-properties style:font-name="Times New Roman" fo:font-style="italic" style:font-style-asian="italic" style:font-style-complex="italic" fo:font-size="10pt" style:font-size-asian="10pt" style:font-size-complex="10pt"/>
    </style:style>
    <style:style style:name="T136" style:parent-style-name="Zadanifontodlomka" style:family="text">
      <style:text-properties style:font-name="Times New Roman" fo:font-size="10pt" style:font-size-asian="10pt" style:font-size-complex="10pt"/>
    </style:style>
    <style:style style:name="T137" style:parent-style-name="Zadanifontodlomka" style:family="text">
      <style:text-properties style:font-name="Times New Roman" fo:font-style="italic" style:font-style-asian="italic" style:font-style-complex="italic" fo:font-size="10pt" style:font-size-asian="10pt" style:font-size-complex="10pt"/>
    </style:style>
    <style:style style:name="T138" style:parent-style-name="Zadanifontodlomka" style:family="text">
      <style:text-properties style:font-name="Times New Roman" fo:font-size="10pt" style:font-size-asian="10pt" style:font-size-complex="10pt"/>
    </style:style>
    <style:style style:name="T139" style:parent-style-name="Zadanifontodlomka" style:family="text">
      <style:text-properties style:font-name="Times New Roman" fo:font-style="italic" style:font-style-asian="italic" style:font-style-complex="italic" fo:font-size="10pt" style:font-size-asian="10pt" style:font-size-complex="10pt"/>
    </style:style>
    <style:style style:name="T140" style:parent-style-name="Zadanifontodlomka" style:family="text">
      <style:text-properties style:font-name="Times New Roman" fo:font-size="10pt" style:font-size-asian="10pt" style:font-size-complex="10pt"/>
    </style:style>
    <style:style style:name="T141" style:parent-style-name="Zadanifontodlomka" style:family="text">
      <style:text-properties style:font-name="Times New Roman" fo:font-style="italic" style:font-style-asian="italic" style:font-style-complex="italic" fo:font-size="10pt" style:font-size-asian="10pt" style:font-size-complex="10pt"/>
    </style:style>
    <style:style style:name="T142" style:parent-style-name="Zadanifontodlomka" style:family="text">
      <style:text-properties style:font-name="Times New Roman" fo:font-size="10pt" style:font-size-asian="10pt" style:font-size-complex="10pt"/>
    </style:style>
    <style:style style:name="T143" style:parent-style-name="Zadanifontodlomka" style:family="text">
      <style:text-properties style:font-name="Times New Roman" fo:font-style="italic" style:font-style-asian="italic" style:font-style-complex="italic" fo:font-size="10pt" style:font-size-asian="10pt" style:font-size-complex="10pt"/>
    </style:style>
    <style:style style:name="T144" style:parent-style-name="Zadanifontodlomka" style:family="text">
      <style:text-properties style:font-name="Times New Roman" fo:font-size="10pt" style:font-size-asian="10pt" style:font-size-complex="10pt"/>
    </style:style>
    <style:style style:name="T145" style:parent-style-name="Zadanifontodlomka" style:family="text">
      <style:text-properties style:font-name="Times New Roman" fo:font-style="italic" style:font-style-asian="italic" style:font-style-complex="italic" fo:font-size="10pt" style:font-size-asian="10pt" style:font-size-complex="10pt"/>
    </style:style>
    <style:style style:name="T146" style:parent-style-name="Zadanifontodlomka" style:family="text">
      <style:text-properties style:font-name="Times New Roman" fo:font-size="10pt" style:font-size-asian="10pt" style:font-size-complex="10pt"/>
    </style:style>
    <style:style style:name="P147" style:parent-style-name="Normal" style:family="paragraph">
      <style:paragraph-properties fo:text-align="justify" fo:line-height="115%"/>
      <style:text-properties style:font-name="Times New Roman" fo:font-size="10pt" style:font-size-asian="10pt" style:font-size-complex="10pt"/>
    </style:style>
    <style:style style:name="P148" style:parent-style-name="Normal" style:family="paragraph">
      <style:paragraph-properties fo:text-align="justify" fo:margin-bottom="0in" fo:line-height="115%" fo:margin-left="0.25in">
        <style:tab-stops/>
      </style:paragraph-properties>
    </style:style>
    <style:style style:name="T149" style:parent-style-name="Zadanifontodlomka" style:family="text">
      <style:text-properties style:font-name="Times New Roman" fo:font-weight="bold" style:font-weight-asian="bold" style:font-weight-complex="bold" fo:font-size="10pt" style:font-size-asian="10pt" style:font-size-complex="10pt"/>
    </style:style>
    <style:style style:name="T150" style:parent-style-name="cf11" style:family="text">
      <style:text-properties style:font-name="Times New Roman" style:font-name-complex="Times New Roman" style:use-window-font-color="true" fo:font-size="10pt" style:font-size-asian="10pt" style:font-size-complex="10pt"/>
    </style:style>
    <style:style style:name="T151" style:parent-style-name="cf11" style:family="text">
      <style:text-properties style:font-name="Times New Roman" style:font-name-complex="Times New Roman" fo:font-style="italic" style:font-style-asian="italic" style:font-style-complex="italic" style:use-window-font-color="true" fo:font-size="10pt" style:font-size-asian="10pt" style:font-size-complex="10pt"/>
    </style:style>
    <style:style style:name="T152" style:parent-style-name="cf11" style:family="text">
      <style:text-properties style:font-name="Times New Roman" style:font-name-complex="Times New Roman" style:use-window-font-color="true" fo:font-size="10pt" style:font-size-asian="10pt" style:font-size-complex="10pt"/>
    </style:style>
    <style:style style:name="T153" style:parent-style-name="cf01" style:family="text">
      <style:text-properties style:font-name="Times New Roman" style:font-name-complex="Times New Roman" fo:font-size="10pt" style:font-size-asian="10pt" style:font-size-complex="10pt"/>
    </style:style>
    <style:style style:name="T154" style:parent-style-name="cf11" style:family="text">
      <style:text-properties style:font-name="Times New Roman" style:font-name-complex="Times New Roman" style:use-window-font-color="true" fo:font-size="10pt" style:font-size-asian="10pt" style:font-size-complex="10pt"/>
    </style:style>
    <style:style style:name="T155" style:parent-style-name="cf01" style:family="text">
      <style:text-properties style:font-name="Times New Roman" style:font-name-complex="Times New Roman" fo:font-size="10pt" style:font-size-asian="10pt" style:font-size-complex="10pt"/>
    </style:style>
    <style:style style:name="T156" style:parent-style-name="Zadanifontodlomka" style:family="text">
      <style:text-properties style:font-name="Times New Roman" fo:font-weight="bold" style:font-weight-asian="bold" style:font-weight-complex="bold" fo:font-size="10pt" style:font-size-asian="10pt" style:font-size-complex="10pt"/>
    </style:style>
    <style:style style:name="P157" style:parent-style-name="Normal" style:family="paragraph">
      <style:paragraph-properties fo:text-align="justify" fo:line-height="115%"/>
      <style:text-properties style:font-name="Times New Roman" fo:font-size="10pt" style:font-size-asian="10pt" style:font-size-complex="10pt"/>
    </style:style>
    <style:style style:name="P158" style:parent-style-name="Normal" style:family="paragraph">
      <style:paragraph-properties fo:text-align="justify" fo:line-height="115%"/>
    </style:style>
    <style:style style:name="T159" style:parent-style-name="cf01" style:family="text">
      <style:text-properties style:font-name="Times New Roman" style:font-name-complex="Times New Roman" fo:font-size="10pt" style:font-size-asian="10pt" style:font-size-complex="10pt"/>
    </style:style>
    <style:style style:name="T160" style:parent-style-name="cf11" style:family="text">
      <style:text-properties style:font-name="Times New Roman" style:font-name-complex="Times New Roman" style:use-window-font-color="true" fo:font-size="10pt" style:font-size-asian="10pt" style:font-size-complex="10pt"/>
    </style:style>
    <style:style style:name="T161" style:parent-style-name="cf01" style:family="text">
      <style:text-properties style:font-name="Times New Roman" style:font-name-complex="Times New Roman" fo:font-size="10pt" style:font-size-asian="10pt" style:font-size-complex="10pt"/>
    </style:style>
    <style:style style:name="T162" style:parent-style-name="cf11" style:family="text">
      <style:text-properties style:font-name="Times New Roman" style:font-name-complex="Times New Roman" style:use-window-font-color="true" fo:font-size="10pt" style:font-size-asian="10pt" style:font-size-complex="10pt"/>
    </style:style>
    <style:style style:name="T163" style:parent-style-name="cf01" style:family="text">
      <style:text-properties style:font-name="Times New Roman" style:font-name-complex="Times New Roman" fo:font-size="10pt" style:font-size-asian="10pt" style:font-size-complex="10pt"/>
    </style:style>
    <style:style style:name="T164" style:parent-style-name="Zadanifontodlomka" style:family="text">
      <style:text-properties style:font-name="Times New Roman" fo:font-size="10pt" style:font-size-asian="10pt" style:font-size-complex="10pt"/>
    </style:style>
    <style:style style:name="P165" style:parent-style-name="Odlomakpopisa" style:list-style-name="LFO3" style:family="paragraph">
      <style:paragraph-properties fo:text-align="justify" fo:line-height="115%"/>
      <style:text-properties style:font-name="Times New Roman" fo:font-weight="bold" style:font-weight-asian="bold" style:font-weight-complex="bold" fo:font-size="10pt" style:font-size-asian="10pt" style:font-size-complex="10pt"/>
    </style:style>
    <style:style style:name="P166" style:parent-style-name="Normal" style:family="paragraph">
      <style:paragraph-properties fo:text-align="justify" fo:line-height="115%"/>
    </style:style>
    <style:style style:name="T167" style:parent-style-name="Zadanifontodlomka" style:family="text">
      <style:text-properties style:font-name="Times New Roman" fo:font-size="10pt" style:font-size-asian="10pt" style:font-size-complex="10pt"/>
    </style:style>
    <style:style style:name="T168" style:parent-style-name="Zadanifontodlomka" style:family="text">
      <style:text-properties style:font-name="Times New Roman" fo:font-style="italic" style:font-style-asian="italic" style:font-style-complex="italic" fo:font-size="10pt" style:font-size-asian="10pt" style:font-size-complex="10pt"/>
    </style:style>
    <style:style style:name="T169" style:parent-style-name="Zadanifontodlomka" style:family="text">
      <style:text-properties style:font-name="Times New Roman" style:font-style-complex="italic" fo:font-size="10pt" style:font-size-asian="10pt" style:font-size-complex="10pt"/>
    </style:style>
    <style:style style:name="T170" style:parent-style-name="Zadanifontodlomka" style:family="text">
      <style:text-properties style:font-name="Times New Roman" fo:font-style="italic" style:font-style-asian="italic" style:font-style-complex="italic" fo:font-size="10pt" style:font-size-asian="10pt" style:font-size-complex="10pt"/>
    </style:style>
    <style:style style:name="T171" style:parent-style-name="Zadanifontodlomka" style:family="text">
      <style:text-properties style:font-name="Times New Roman" fo:font-size="10pt" style:font-size-asian="10pt" style:font-size-complex="10pt"/>
    </style:style>
    <style:style style:name="P172" style:parent-style-name="Normal" style:family="paragraph">
      <style:paragraph-properties fo:text-align="justify" fo:line-height="115%"/>
    </style:style>
    <style:style style:name="T173" style:parent-style-name="Zadanifontodlomka" style:family="text">
      <style:text-properties style:font-name="Times New Roman" fo:font-size="10pt" style:font-size-asian="10pt" style:font-size-complex="10pt"/>
    </style:style>
    <style:style style:name="P174" style:parent-style-name="Normal" style:family="paragraph">
      <style:paragraph-properties fo:text-align="justify" fo:line-height="115%"/>
    </style:style>
    <style:style style:name="T175" style:parent-style-name="Zadanifontodlomka" style:family="text">
      <style:text-properties style:font-name="Times New Roman" fo:font-size="10pt" style:font-size-asian="10pt" style:font-size-complex="10pt"/>
    </style:style>
    <style:style style:name="T176" style:parent-style-name="Zadanifontodlomka" style:family="text">
      <style:text-properties style:font-name="Times New Roman" fo:font-style="italic" style:font-style-asian="italic" style:font-style-complex="italic" fo:font-size="10pt" style:font-size-asian="10pt" style:font-size-complex="10pt"/>
    </style:style>
    <style:style style:name="T177" style:parent-style-name="Zadanifontodlomka" style:family="text">
      <style:text-properties style:font-name="Times New Roman" fo:font-size="10pt" style:font-size-asian="10pt" style:font-size-complex="10pt"/>
    </style:style>
    <style:style style:name="P178" style:parent-style-name="Normal" style:family="paragraph">
      <style:paragraph-properties fo:text-align="justify" fo:line-height="115%"/>
      <style:text-properties style:font-name="Times New Roman" fo:font-size="10pt" style:font-size-asian="10pt" style:font-size-complex="10pt"/>
    </style:style>
    <style:style style:name="P179" style:parent-style-name="Odlomakpopisa" style:family="paragraph">
      <style:paragraph-properties fo:text-align="justify" fo:line-height="115%"/>
      <style:text-properties style:font-name="Times New Roman" fo:font-size="10pt" style:font-size-asian="10pt" style:font-size-complex="10pt"/>
    </style:style>
  </office:automatic-styles>
  <office:body>
    <office:text text:use-soft-page-breaks="true">
      <text:p text:style-name="P1">DOMINISOV FIZIKALNI RAD</text:p>
      <text:list text:style-name="LFO1" text:continue-numbering="true">
        <text:list-item>
          <text:p text:style-name="P2">Galileo prikazuje dalekozor Senatu Mletačke Republike – kome pripadaju zasluge<text:s/></text:p>
        </text:list-item>
      </text:list>
      <text:p text:style-name="P3">za konstrukciji i teoriju dalekozora?</text:p>
      <text:p text:style-name="P4"/>
      <text:p text:style-name="P5"><text:span text:style-name="T6">Dalekozor kao izum bio je plod dugogodišnjih nastojanja i praktičnog otkrića. Konstrukcija je realizirana slučajno, prikladno posloženim lećama, <text:s/>a zasigurno nije nastala na temelju teorijskog razmatranja. Prvi dalekozori su djelo praktičnih majstora optičara i konstruirani su u Nizozemskoj 1608. godine. Trgovac i optičar Hans Lippershey (1570-1619) iz Middelburga prvi ga je javno prikazao u Veneciji i pokušao dobiti patent. U ljeto 1609. upravo kada je Galilei boravio u Veneciji doznao je o posjetu Lippersheya, koji je Senatu došao ponuditi novi optički instrument čudesnih mogućnosti. Galilea je impresionirao novi instrument. Planirao je preko utjecajnog znanca Paola Sarpija na neko vrijeme usporiti pregovore Nizozemca sa Senatom, kako bi imao vremena konstruirati vlastiti dalekozor s još boljim mogućnostima i ponuditi ga Senatu.<text:s/></text:span><text:span text:style-name="T7">Galilei se u svezi s dalekozorom prvo iskazao kao osoba koja ima velike vještine preciznog konstruiranja instrumenta jer u kratkom vremenu neposredno nakon što je vidio nizozemski izum, konstruirao je vlastiti dalekozor s većim povećanjem i bez skrupula prezentirao ga mletačkom duždu i Senatu kao vlastiti izum, vidjevši u tome sjajnu priliku, budući da mu je jedno drugo njegovo konstrukcijsko poboljšanje od prije postojećeg instrumenta - računskog mjerila, <text:s/>nazvanog geometrijsko-vojni šestar i zasnovanog na principu razmjernih veličina, već donosio znatan prihod. Dakle, Galilei nije bio prva osoba koja je konstruirala praktični izum za gledanje dalekih objekata – dalekozor, iako ga je predstavljao kao vlastiti izum. Pored toga što dalekozor nije bio Galileov izum, on zasigurno nije bio ni prva osoba koja je usmjerila dalekozor prema zvjezdanom nebu, jer poznato je da je prije Galileia ugledni engleski astronom Thomas Harriott prvi dalekozorom opažao i nacrtrao karte Mjeseca već u srpnju 1609. godine, a nakon toga sustavno je istraživao sunčane pjege i druge pojave. Galilei nigdje ne spominje Dominisov optički rad, premda mu je bilo poznato da je Dominis prvi objavio djelo u kojem tumači rad dalekozora. <text:s/>Galileo je nastojao minorizirati rad svih učenjaka povezanih uz izum i tumačenje dalekozora, nebi li bi stvorio dojam kako sve zasluge pripadaju upravo njemu, što mu je zamjeravao i sam Kepler, koji <text:s/>je prvi Galileu odao dužno priznanje za rezultate postignute astronomskim motrenjima.</text:span></text:p>
      <text:p text:style-name="P8"/>
      <text:p text:style-name="P9"><text:span text:style-name="T10">Dominisov pristup dalekozoru uvelike se razlikuje od Galilejeva. Dominis se znatno prije prvih konstrukcija dalekozora započeo sustavno baviti istraživanjima leća i njihovih kombinacija još kao mladi učenjak u razdoblju od 1588. do 1595. godine. Rezultate eksperimentalnog rada uz matematičko dokazivanje zabilježio je u spisu napisanom u prvoj verziji dva desetljeća ranije nego što je Veneciji dalekozor javno prikazan u kolovozu 1609. godine. Da je Dominis već tako rano imao razvijenu cjelovitu teoriju leća i njihovih primjena i kombinacija na kojoj se u temelji konstrukcija dalekozora, svjedoči činjenica da je mogao vrlo brzo u svega nekoliko mjeseci nakon javnog prikazivanja dalekozora predati za objavu svoju optičku raspravu - cjelovitu teoriju o lećama i dalekozoru, koju je utemeljio na opsežnom eksperimentalnom radu a rezultate istraživanja sistematizirao po uzoru na Euklidove<text:s/></text:span><text:span text:style-name="T11">Elemente</text:span><text:span text:style-name="T12"><text:s/>i dokazivao optičkim i matematičkim tvrdnjama i metodama, što nije bilo moguće načiniti u tako kratkom vremenu.<text:s/></text:span><text:span text:style-name="T13">Dominisovo<text:s/></text:span><text:span text:style-name="T14">optičko djelo</text:span><text:span text:style-name="T15"><text:s/>De radiis visus et lucis in vitris perspectivis et iride<text:s/></text:span><text:span text:style-name="T16">(Rasprava o zrakama vida i svjetlosti u lećama i dugi), dovršeno koncem 1609. godine i objavljeno u Veneciji 1611. godine je neosporno prvo djelo koje tumači teoriju novog instrumenta dalekozora.</text:span></text:p>
      <text:p text:style-name="P17"/>
      <text:list text:style-name="LFO1" text:continue-numbering="true">
        <text:list-item>
          <text:p text:style-name="P18"><text:span text:style-name="T19">Dominisovo<text:s/></text:span><text:span text:style-name="T20">optičko djelo</text:span><text:span text:style-name="T21"><text:s/>De radiis visus et lucis in vitris perspectivis et iride<text:s/></text:span><text:span text:style-name="T22">(Rasprava o zrakama vida i svjetlosti u lećama i dugi), dovršeno koncem 1609. godine i objavljeno u Veneciji 1611. godine - prvo djelo koje tumači teoriju novog instrumenta dalekozora.</text:span></text:p>
        </text:list-item>
      </text:list>
      <text:p text:style-name="P23"><text:span text:style-name="T24">Dominis je već kao mlad u razdoblju od 1587. do 1591. godine, dok je predavao matematiku u Padovi, napisao dva zapažena djela iz fizike, koja je objavio više od dva desetljeća kasnije. Uključivši se ubrzo nakon što ih je napisao u visoke crkvene i diplomatske službe, nije više imao vremena za bavljenje znanošću. Međutim, kako su prirodne znanosti ipak bile područjem njegova trajnog interesa s vremenom je koliko su prilike dozvoljavale istraživao i dopunjavao svoja znanja. Godine 1608. u Veneciji je demonstriran prvi dalekozor, rad nizozemskih optičara, izazvavši veliko zanimanje. Na nagovor Giovannia Bartolia, atašea pri firentinskom poslanstvu u Veneciji i svog nekadašnjeg učenika, koji je smatrao da se u Dominisovim starim profesorskim skriptama iz optike već<text:s/></text:span><text:soft-page-break/><text:span text:style-name="T25">nalaze neka temeljna načela koja bi mogla protumačiti rad dalekozora, a također i potaknut Galilejevim pokušajima konstruiranja, poboljšanja i uporabe dalekozora iz druge polovice 1609. godine, Dominis je odlučio dopuniti stari tekst novim istraživanjima o dalekozoru i objaviti sve u sklopu svoje pred dva desetljeća napisane rasprave<text:s/></text:span><text:bookmark-start text:name="_Hlk164194007"/><text:span text:style-name="T26">De radiis visus et lucis in vitris perspectivis et iride</text:span><text:span text:style-name="T27"><text:s/></text:span><text:span text:style-name="T28">(</text:span><text:span text:style-name="T29">O zrakama vida i svjetlosti u lećama i u dugi</text:span><text:span text:style-name="T30">).<text:s/></text:span><text:bookmark-end text:name="_Hlk164194007"/><text:span text:style-name="T31">Objavljena 1611. godine. prvo je djelo u kojem se nastoji protumačiti dalekozor, novi instrument koji će znanosti otvoriti nebeske prostore. Izložena građa sistematizirana je u 18 poglavlja. Da bi se ispravno shvatilo pitanje prioriteta što se tiče samog izuma dalekozora, valja naglasiti da dalekozor nije bio plod znanosti. Prvo ga je konstruirao nizozemski optičar Hans Lippershey, koji je primijetio da kombinacija dviju leća daje uređaj kojim se može dobiti uvećana slika promatranog objekta na zemlji i nebu. U proljeće 1609. godine tijekom posjeta Veneciji Galileo je vidio uređaj i dojmila ga se ideja pa je ubrzo konstruirao takav uređaj shvativši njegovu važnost u istraživanju svemira.</text:span></text:p>
      <text:p text:style-name="P32"><text:span text:style-name="T33">Dominis u <text:s/>djelu</text:span><text:span text:style-name="T34"><text:s/>De radiis visus et lucis in vitris perspectivis et iride</text:span><text:span text:style-name="T35"><text:s/></text:span><text:span text:style-name="T36">(</text:span><text:span text:style-name="T37">O zrakama vida i svjetlosti u lećama i u dugi</text:span><text:span text:style-name="T38">), objavljenom u Veneciji 1611. <text:s/>teorijski obrazlaže rad dalekozora i tumači pojavu duge. Na temelju mnogobrojnih pokusa s lećama Dominis je stekao ispravnu, premda samo kvalitativnu predodžbu o lomu zraka svjetlosti te proučava uvjete uz koje bi kombinacija leća imala isti učinak kao dalekozor. Najvažniji Dominisov prinos je njegovo teoretsko objašnjenje dalekozora i zaključak da je povećanje slike predmeta ovisno o povećanju vidnog kuta, koji je prethodno ispravno definirao.<text:s/></text:span></text:p>
      <text:list text:style-name="LFO1" text:continue-numbering="true">
        <text:list-item>
          <text:p text:style-name="P39"><text:span text:style-name="T40">De radiis visus et lucis in vitris perspectivis et iride</text:span><text:span text:style-name="T41"><text:s/></text:span><text:span text:style-name="T42">(</text:span><text:span text:style-name="T43">O zrakama vida i svjetlosti u lećama i u dugi</text:span><text:span text:style-name="T44">)</text:span></text:p>
        </text:list-item>
      </text:list>
      <text:p text:style-name="P45"><text:span text:style-name="T46"><text:s/>- deveto poglavlje<text:s/></text:span><text:span text:style-name="T47">Instrumenti perspectivi ad videnda longe dissita conficiendi ratio et usus</text:span><text:span text:style-name="T48"><text:s/>(Načelo građenja i primjena optičke sprave za motrenje udaljenih predmeta)</text:span></text:p>
      <text:p text:style-name="P49"/>
      <text:p text:style-name="P50"><text:span text:style-name="T51">Dominis o dalekozoru</text:span></text:p>
      <text:p text:style-name="P52"/>
      <text:p text:style-name="P53"><text:span text:style-name="T54"><text:s/>Pripremivši u prvih osam poglavlja valjan teorijski temelj de Dominis je na početku devetog poglavlja<text:s/></text:span><text:span text:style-name="T55">Instrumenti perspectivi ad videnda longe dissita conficiendi ratio et usus</text:span><text:span text:style-name="T56"><text:s/>(Načelo građenja i primjena optičke sprave za motrenje udaljenih predmeta) zapisao:</text:span></text:p>
      <text:p text:style-name="P57">„Prema onomu što smo do sada rekli i objasnili o staklenim progledalima, vrlo je lako izgraditi spravu koja je – kako se čini –<text:s/><text:bookmark-start text:name="_Hlk168763314"/>nedavno izumljena, ili barem objavljena, osobito kada je riječ o Italiji<text:bookmark-end text:name="_Hlk168763314"/>. Kada je ona kod mnogih izazvala i izaziva najveće udivljenje, toliko meni koji sam u optici prije mnogih drugih, i to kroz mnogo godina, radi zabave vježbao duh, nipošto nije bila čudna. Odmah kada sam je vidio (a bila je vrlo nedotjerana) jasno sam prepoznao učinak dvaju stakala. Šteta da oni koji su prvi puta tu spravu objavili nisu s njom iznijeli i dokaze.“</text:p>
      <text:p text:style-name="P58">„S nestrpljenjem sam iščekivao neće li se zajedno s dokazima koje traže učinci te sprave riješiti mnogobrojne, nipošto neznatne poteškoće glede vida i optičkih pitanja, koje se tiču optičkih stakala, a nije ih – koliko znam – do sada nitko obradio. Koliko sam mogao, ja sam ih u prethodnim poglavljima prvi pokušao protumačiti i dokazati.“</text:p>
      <text:p text:style-name="P59">U svezi s dalekozorom de Dominis je pokušao riješiti i rastumačiti još nekoliko pitanja:</text:p>
      <text:p text:style-name="P60">„Zašto se tom spravom ne opaža ono što je blizu? I zašto se, ostane li prednje staklo isto ako mu dodaš drugo manje udubljenosti uz skraćenje sprave kako je gore rastumačeno, a nakon toga ako mu dodaš drugo veće udubljenosti uz produženje cijevi, stvari prije vide manje i udaljenije, a polje veće i bliže?“<text:s/></text:p>
      <text:p text:style-name="P61">„Zašto, ako se ova sprava okrene približivši oku i lećasto staklo, sve izgleda puno manje i kudikamo udaljenije?“</text:p>
      <text:p text:style-name="P62">Zašto se u toj spravi vidljiva stvar nikada ne okrene, koliko god se sama sprava odmicala i od stvari i od oka?“</text:p>
      <text:p text:style-name="P63"><text:s/>Na kraju IX. poglavlja de Dominis razmatranja o dalekozoru zaključuje riječima:</text:p>
      <text:p text:style-name="P64"/>
      <text:p text:style-name="P65">„Neka ovo što smo rekli bude dosta ovakvim optičkim staklima. Kad bi tko iznio nešto bolje, rado bih od njega učio, jer ni ja sam nisam potpuno zadovoljan sa svim onim što sam do sada rekao i obrazložio. Koliko sam mogao, prvi sam razbio led i utro drugima put, ili im ga barem otvorio, da uzmognu u tome raspravljati o tome potpunije i jasnije. Sada prelazim na razmatranje drugog prekrasnog optičkog učinka, naime luka duge.“</text:p>
      <text:p text:style-name="P66"/>
      <text:list text:style-name="LFO1" text:continue-numbering="true">
        <text:list-item>
          <text:p text:style-name="P67"><text:span text:style-name="T68">De radiis visus et lucis in vitris perspectivis et iride</text:span><text:span text:style-name="T69"><text:s/></text:span><text:span text:style-name="T70">(</text:span><text:span text:style-name="T71">O zrakama vida i svjetlosti u lećama i u dugi</text:span><text:span text:style-name="T72">)</text:span></text:p>
        </text:list-item>
      </text:list>
      <text:p text:style-name="P73"/>
      <text:p text:style-name="P74"><text:span text:style-name="T75">Sadržaj, struktura i koncepcija<text:s/></text:span><text:span text:style-name="T76">Dominisova djela</text:span><text:span text:style-name="T77"><text:s/></text:span></text:p>
      <text:p text:style-name="P78"/>
      <text:soft-page-break/>
      <text:p text:style-name="P79"><text:span text:style-name="T80"><text:s/></text:span></text:p>
      <text:p text:style-name="P81"/>
      <text:p text:style-name="P82"><text:span text:style-name="T83">Dominisovo djelo kako je iz naslova vidljivo i u uvodniku najavljeno, tumači zakonitosti vida, optičkih stakala i duge. Izložena građa sistematizirana je u 18 poglavlja. Nakon uredničkog Bartolieva uvoda, koji <text:s/>djelo posvećuje markizu od Monte a Santa Maria, glavnom zapovjedniku cjelokupnog mletačkog pješaštva, Dominis u prvom poglavlju naslova<text:s/></text:span><text:span text:style-name="T84">Propositio dicendorum</text:span><text:span text:style-name="T85"><text:s/>(Pregled izlaganja) izlaže sadržaj, pristup i koncepciju svojih istraživanja. U njemu Dominis naglašava eksperimentalnu i matematičku utemeljenost svojih optičkih istraživanja:</text:span></text:p>
      <text:p text:style-name="P86">„Obrazložit ću dakle ono na što me nakon mnogih istraživanja i čestih pokusa uputilo proučavanje i razmišljanje. Taj će posao podjednako zadirati i u matematička i u fizikalna razmatranja, te ću stoga morati razjasniti veći broj prihvaćenih mišljenja u objema tim znanostima. Dijelom ću po običaju matematičara iznijeti postavke oko kojih se ili svatko može vrlo lako samnom složiti ili za koje u tim znanostima postoje višestruki dokazi, no djelom će biti potrebno ne samo iznijeti postavke već ih utvrditi i učvrstiti, ili barem obrazložiti. Sve to neka omogući lakši pristup cjelovitom ostvarenju glavnog cilja.“<text:s/></text:p>
      <text:p text:style-name="P87"><text:span text:style-name="T88">Navodi da su za objašnjenja vida potrebna mnoga promatranja, tumačenja svjetlosti, boja, sredstva kroz koja svjetlost prolazi, zakona pravocrtnog širenja svjetlosti, odbijanja i loma svjetlosti unutar područja kojeg naziva<text:s/></text:span><text:span text:style-name="T89">Opticae</text:span><text:span text:style-name="T90"><text:s/>ili<text:s/></text:span><text:span text:style-name="T91">Perspectivae</text:span><text:span text:style-name="T92">. Iznosi svoj pristup istraživanju optičkih pojava ističući da sve navedeno kao i mnogobrojne efekte koji iz toga proizlaze, objasnit će poslije velikog truda i velikog broja pokusa. De Dominis naglašava eksperimentalnu utemeljenost svojih razmatranja baziranih na metodički osmišljenom pokusu, što je u tom razdoblju na prijelazu iz 16. u 17. stoljeće novi pristup u odnosu na skolastičku Aristotelovu metodu, koja je u to vrijeme još dominirala. Značajno je da ističe i ulogu matematike, jer koristi se geometrijskim poučcima i stavcima iz optike u teorijskim izvodima na kojima bazira dokaze i izvode teorije. Već iz prvog poglavlja<text:s/></text:span><text:span text:style-name="T93">Propositio dicendorum</text:span><text:span text:style-name="T94"><text:s/>vidljivo je da Dominis ima jasnu koncepciju istraživanja i izlaganja, u kojoj pokus ima podjednako važnu ulogu kao i teorijske postavke. Premda Dominis u djelu često ne opisuje svoje pokuse, analiza sadržaja upućuje da se sa sigurnošću može kazati kako ih je provodio jer njegova tumačenja sadrže uz rezultate detaljne podatke i uvjete do kojih ne bi mogao doći bez eksperimentalnog rada.</text:span></text:p>
      <text:p text:style-name="P95"><text:span text:style-name="T96">Pored uvodnih djelova, prema njenom sadržaju raspravu možemo razdijeliti u tri dijela. Prvi dio donosi geometrijske i fizikalne temelje optike (poglavlja od II. do IV.), drugi dio sadrži teoriju vida, teoriju optičkih leća i dalekozora (poglavlja V. - IX.), dok treći dio donosi tumačenje duge (poglavlja X. - XVIII.). Dominis je eksperimentirajući sustavno uz pomoć uređaja koje je sam izradio, prije svega sa staklenim kuglama ispunjenim vodom došao do izvornog doprinosa u tumačenju duge. Ustanovio je da se svjetlost odbija i na unutrašnjoj stijenci kišne kapi i tako protumačio nastanak unutrašnjeg luka duge.<text:s/></text:span><text:span text:style-name="T97">Duga po Dominisu nastaje odbijanjem i lomom svjetlosne zrake u kapljici kiše.</text:span></text:p>
      <text:p text:style-name="P98"/>
      <text:list text:style-name="LFO2" text:continue-numbering="true">
        <text:list-item>
          <text:p text:style-name="P99"><text:span text:style-name="T100"><text:s/></text:span><text:bookmark-start text:name="_Hlk175417058"/><text:span text:style-name="T101">De radiis visus et lucis in vitris perspectivis et iride</text:span><text:span text:style-name="T102"><text:s/></text:span><text:span text:style-name="T103">(</text:span><text:span text:style-name="T104">O zrakama vida i svjetlosti u lećama i u dugi</text:span><text:span text:style-name="T105">)</text:span></text:p>
        </text:list-item>
      </text:list>
      <text:p text:style-name="P106"><text:bookmark-end text:name="_Hlk175417058"/></text:p>
      <text:p text:style-name="P107">Dominisovo tumačenje duge</text:p>
      <text:p text:style-name="P108"><text:span text:style-name="T109">Dominis u <text:s/></text:span><text:bookmark-start text:name="_Hlk175240094"/><text:span text:style-name="T110">djelu</text:span><text:span text:style-name="T111"><text:s/>De radiis visus et lucis in vitris perspectivis et iride</text:span><text:span text:style-name="T112"><text:s/></text:span><text:span text:style-name="T113">(</text:span><text:span text:style-name="T114">O zrakama vida i svjetlosti u lećama i u dugi</text:span><text:span text:style-name="T115">), objavljenom u Veneciji 1611. <text:s/></text:span><text:bookmark-end text:name="_Hlk175240094"/><text:span text:style-name="T116">teorijski obrazlaže rad dalekozora i tumači pojavu duge. Eksperimentirajući sustavno uz pomoć uređaja koje je sam izradio, prije svega sa staklenim kuglama ispunjenim vodom došao je do izvornog doprinosa u tumačenju duge. Ustanovio je da se svjetlost odbija i na unutrašnjoj stjenki kišne kapi i tako protumačio nastanak unutrašnjeg luka duge. Duga po Dominisu nastaje odbijanjem i lomom svjetlosne zrake u kapljici kiše. Prvu dugu dobro je objasnio, ali drugoj nije našao prava uzroka. Tumačenje je upotpunio s dva crteža. Prvi prikazuje lom i odraz zraka svjetlosti na prozirnom okruglom tijelu DCG, a drugi nastanak duge na kišnom zastoru PE, pri čemu snopovi iz kapljica P, Q, R potječu iz unutarnjeg luka, a snopovi iz kapljica B, C, D iz vanjskog luka duge.</text:span></text:p>
      <text:p text:style-name="P117"><text:span text:style-name="T118">Tumačeći dugu, prije izlaganja vlastite metode i rezultata Dominis navodi rezultate niza prethodnika: Aristotela, Aleksandra Afrodizijskog, Averroesa, Alberta Velikog, Vitela, Alessandra Piccolominija, Cardana i Scaligera. Tijekom 18. stoljeća Dominisovo je tumačenje duge doživjelo različite prosudbe znamenitih učenjaka: od velikih pohvala<text:s/></text:span><text:bookmark-start text:name="_Hlk165192141"/><text:span text:style-name="T119">Isaaca Newtona i Christiana Wolffa do kritičkih ocjena Ruđera Boškovića, Christiana Hygensa i Josepha Priestleya. Početkom 19. stoljeća priznanjima se pridružio i Goethe u svom prirodoznanstvenom djelu<text:s/></text:span><text:span text:style-name="T120">Zur Farbenlehre</text:span><text:bookmark-end text:name="_Hlk165192141"/><text:span text:style-name="T121"><text:s/>(</text:span><text:span text:style-name="T122">O teoriji boja</text:span><text:span text:style-name="T123">).</text:span></text:p>
      <text:p text:style-name="P124"/>
      <text:list text:style-name="LFO2" text:continue-numbering="true">
        <text:list-item>
          <text:p text:style-name="P125">Kepler<text:s/>i Dominis<text:s/>–<text:s/>prilozi razvoju<text:s/>istraživanja<text:s/>fiziološke optike</text:p>
        </text:list-item>
      </text:list>
      <text:p text:style-name="P126"><text:span text:style-name="T127">Potrebno je istaknuti da je Dominis prvi hrvatski autor koji se bavio problemima fiziološke optike u vrijeme kada se ona istovremeno tek razvijala i u europskim krugovima. U njegovom djelu</text:span><text:span text:style-name="T128"><text:s/></text:span><text:bookmark-start text:name="_Hlk175240202"/><text:span text:style-name="T129">De radiis visus et lucis in vitris perspectivis et iride</text:span><text:span text:style-name="T130"><text:s/></text:span><text:span text:style-name="T131">(</text:span><text:span text:style-name="T132">O zrakama vida i svjetlosti u lećama i u dugi</text:span><text:span text:style-name="T133">),<text:s/></text:span><text:bookmark-end text:name="_Hlk175240202"/><text:span text:style-name="T134">objavljenom u Veneciji 1611. <text:s/>u poglavljima III. do V. nalazimo i najstariji objavljeni tekst jednog hrvatskog autora koji se bavi fiziološkom optikom. Tu, Dominis pokušava rastumačiti nastanak slike u oku, mane refrakcije i govori o korekcionim naočalama. Dominisovo optičko djelo objavljeno je iste godine kada i glasovito Keplerovo djelo<text:s/></text:span><text:span text:style-name="T135">Dioptrice</text:span><text:span text:style-name="T136"><text:s/>u kojem se po prvi puta daje ispravno tumačenje slike koja nastaje na očnoj pozadini i prvu znanstvenu definiciju kratkovidnosti. Usprkos Dominisovom znanstvenom potencijalu i bogatoj erudiciji, nedovršenost njegovih fizikalnih istraživanja započetih u mladosti zasigurno je u velikoj mjeri posljedica njegova burnog i nestalnog života u kojem mu znanost nije mogla biti glavnom preokupacijom. Može se kazati da se Dominisov pristup istraživanju svjetlosnih fenomena, baš kao i onaj njegovih velikih suvremenika Galileja i Keplera, temelji na vezi eksperimentalno-induktivnih i matematičko-deduktivnih metoda. Premda u tekstu ima nedosljednosti, djelo je uglavnom napisao na temelju vlastitih eksperimenata i opažanja, a prikupljenu građu sistematizirao je i koncipirao po uzoru na Euklidove<text:s/></text:span><text:span text:style-name="T137">Elemente</text:span><text:span text:style-name="T138">, na koje se u djelu i poziva. Stoga, premda Dominis ne napušta neka zastarjela peripatetička shvaćanja, njegovo djelo</text:span><text:span text:style-name="T139"><text:s/>De radiis visus</text:span><text:span text:style-name="T140"><text:s/>ima značajnu vrijednost u povijesti optike i obilježja novog vremena jer se dijelom koristi novom metodologijom utemeljenom na eksperimentalnom radu i primjenom matematičkog aksiomatsko-deduktivnog stila izlaganja, što je rani primjer novovjekovnog pristupa istraživanju u prirodnim znanostima. Tek je Kepler omogućio da se i dalekozor u potpunosti ispravno protumači iznijevši novu aksiomatiku optike u svojim djelima<text:s/></text:span><text:span text:style-name="T141">Dioptrice</text:span><text:span text:style-name="T142"><text:s/>i<text:s/></text:span><text:span text:style-name="T143">Ad Vitellionem paralipomena</text:span><text:span text:style-name="T144">, od kojih se <text:s/>na<text:s/></text:span><text:span text:style-name="T145">Dioptrice</text:span><text:span text:style-name="T146"><text:s/>Galileo tužio da je tako »nejasno« da ga po svoj prilici ni sam Kepler ne razumije.</text:span></text:p>
      <text:p text:style-name="P147"/>
      <text:p text:style-name="P148"><text:span text:style-name="T149">7. Naslovnica Dominisova djela</text:span><text:span text:style-name="T150"><text:s/></text:span><text:span text:style-name="T151">Euripus seu de fluxu et refluxu maris sententia</text:span><text:span text:style-name="T152"><text:s/></text:span><text:span text:style-name="T153">(</text:span><text:span text:style-name="T154">Eurip ili mišljenje o plimi i oseci mora</text:span><text:span text:style-name="T155">)</text:span><text:span text:style-name="T156"><text:s/>Dominisov doprinos geofizici – o mijenama mora i obliku Zemlje</text:span></text:p>
      <text:p text:style-name="P157"/>
      <text:p text:style-name="P158"><text:span text:style-name="T159">Godine 1624., iste godine kada je zatvoren u Anđeosku tvrđavu, Dominis je objavio svoje djelo<text:s/></text:span><text:span text:style-name="T160">Euripus seu de fluxu et refluxu maris sententia<text:s/></text:span><text:span text:style-name="T161">(</text:span><text:span text:style-name="T162">Eurip ili mišljenje o plimi i oseci mora</text:span><text:span text:style-name="T163">), koje je posvetio kardinalu Francescu Barberiniju, nećaku novopostavljenog pape Urbana VIII.<text:s/></text:span><text:span text:style-name="T164">U djelu govori o pojavi morskih mijena, koji je zbog svoje povezanosti s oblikom Zemlje zadirao u srž Aristotelove peripatetičke slike svijeta. Dominis pobija mišljenje da je oblik Zemlje nepravilan, dokazujući i zauzimajući se za njen sferni oblik. Uzrok plimi i oseci vidi u utjecaju Sunca i Mjeseca na mora i oceane. Drugu dnevnu plimu tumači slično kao i Zadranin Federik Grisogono, držeći da nastaje zbog privlačnosti nebeske točke koja je protivna Mjesecu ili Suncu. Dominis se nije uspio potpuno osloboditi starih peripatetičkih pogleda u prirodnoj filozofiji, dapače ni stava o nepomičnosti Zemlje, ali u njegovim se djelima ipak koristi novi eksperimentalni pristup i primjena matematičkih metoda u istraživanju prirode, znakovitih za renesansnu fiziku.</text:span></text:p>
      <text:list text:style-name="LFO3" text:continue-numbering="true">
        <text:list-item>
          <text:p text:style-name="P165">Dominisovo tumačenje morskih mijena pomoću transpolarnog kruga</text:p>
        </text:list-item>
      </text:list>
      <text:p text:style-name="P166"><text:span text:style-name="T167">U svojim ranim zapisima iz Padove Dominis je tumačio morske mijene s pomoću superpozicije dvaju stošca morske vode koji se uzdižu zbog djelovanja Sunca i Mjeseca, ali je kasnije, za boravka u Engleskoj nakon promatranja morskih mijena na ušću Temze i pod utjecajem engleskih učenjaka, promijenio to stajalište, i od tada morske mijene počije tumačiti pomoću transpolarnog kruga. Svojoj teoriji dodao je shemu izračunavanja ukupne elevacije mora zbog djelovanja Mjeseca i Sunca. Temeljne pojmove svoje metodologije uveo je ovako: pravac VX označuje horizont zenitne točke, pravac TZ označuje meridijan mjesta i ujedno transpolarni krug, kružnica VTXZ označuje ekvator ili bilo koju drugu dnevnu usporednicu. Tada je kružnicom BCDF prikazao zemaljski krug na razini morskog dna, krugom FRGP plohu morske površine ako debljina morskog elementa iznosi BF, kružnicom ISOQ krivulju koju u dnevnom kretanju opisuje vrh naraslog mora zbog djelovanja Sunca, kružnicom LδMβ krivulju koja također u dnevnom kretanju opisuje vrh narasloga mora zbog djelovanja Mjeseca. Trokuti PIR i POR prikazuju naraslinu (</text:span><text:span text:style-name="T168">cumulus</text:span><text:span text:style-name="T169">,</text:span><text:span text:style-name="T170"><text:s/>tumor</text:span><text:span text:style-name="T171">) mora zbog djelovanja Sunca na obojim hemisferama, a trokuti PLR i PMR po istoj metodologiji prikazuju narasline mora zbog djelovanja Mjeseca.</text:span></text:p>
      <text:soft-page-break/>
      <text:p text:style-name="P172"><text:span text:style-name="T173">Potaknut novom metodologijom, započeo je istraživati oblik Zemlje, te je Zemljinu plohu definirao kao plohu koja se na razini mirnoga mora proteže i kroz kopnene predjele. Dugo još nakon Dominsa nije bilo jasno, što se smatra oblikom Zemlje. Zastupala su se različita mišljenja. Tek dvjesto pedeset godina kasnije, na prijedlog G. I. Listinga 1873. godine, matematski je definiran oblik Zemlje kao nivo ploha mirnog mora produžen kroz kontinente i nazvan geoid. Dominis je prvi predložio da se na globusu uvedu dva stalna bliska meridijana tako da »ako bi u istočnijem započeo Dan porođenja Gospodinova, u zapadnijem bi gotovo odmah započeo dan Sv. Stjepana«. U djelu se Dominis kritički osvrće na neoplatonistička gledišta protestantskog pastora Otta Casmanna i hrvatskog filozofa Crešanina Frane Petrića.</text:span></text:p>
      <text:p text:style-name="P174"><text:span text:style-name="T175">Dominis je živio u razdoblju kada se u istraživanje prirode postupno uvodi eksperimentalni pristup i matematička metoda, čime se stvaraju temelji novovjekovne znanosti. U ovom se Dominisovom djelu jasno opaža matematički pristup obradi i sistematizaciji istraživane građe. U<text:s/></text:span><text:span text:style-name="T176">Euripusu</text:span><text:span text:style-name="T177"><text:s/>Dominis daje izvrsne primjere matematičnog dokazivanja, primjerice u svojoj kritici Petrićevih ideja. Geometrijska razmatranja u kojima Dominis izvodi oblik površina vode na Zemlji možda su najbolji izvodi u cijelom Dominisovu djelu.<text:s/></text:span></text:p>
      <text:p text:style-name="P178">Gledano iz aspekta sukoba metoda u renesansnoj novoj filozofiji prirode, može se zaključiti da Dominis nipošto nije jednoznačno usmjeren u svojim prirodoznanstvenim istraživanjima. Ne prilagođava poput skolastika analizu činjenica ili zapažanja jednom već unaprijed čvrstom shvaćanju tih činjenica, nego korektivno zahvaća jednako tako i u opće prihvaćeno i vladajuće mišljenje, kako bi ga prilagodio činjenicama. Premda nema uvijek uspjeha u zbiljskom uzročnom objašnjenju pojava koje proučava, ono što je bitno istaknuti jest da je Dominis bio oslobođen sklonosti dogmatizirati stara mišljenja i da kompleksnim prirodnim pojavama ne pristupa skolastičkom metodom Stoga, premda po mnogim tvrdnjama ostaje u okviru peripatetičke filozofije prirode, ipak po metodi istraživanja prirodnih pojava koje odabire kao predmet svoga izučavanja, Dominis pristupa prirodi u uzročnom objašnjavanju njezinih konkretnih očitovanja u duhu nove renesansne filozofije prirode: ne spekulativno, logičko – ontologijski, nego empirijski, eksperimentalno.<text:s/></text:p>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aslov1" style:display-name="Naslov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Naslov2" style:display-name="Naslov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Naslov3" style:display-name="Naslov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Naslov4" style:display-name="Naslov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Naslov5" style:display-name="Naslov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Naslov6" style:display-name="Naslov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slov7" style:display-name="Naslov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Naslov8" style:display-name="Naslov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slov9" style:display-name="Naslov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Zadanifontodlomka" style:display-name="Zadani font odlomka" style:family="text"/>
    <style:style style:name="Naslov1Char" style:display-name="Naslov 1 Char" style:family="text" style:parent-style-name="Zadanifontodlomka">
      <style:text-properties style:font-name="Calibri Light" style:font-name-asian="Times New Roman" style:font-name-complex="Times New Roman" fo:color="#2F5496" fo:font-size="20pt" style:font-size-asian="20pt" style:font-size-complex="20pt"/>
    </style:style>
    <style:style style:name="Naslov2Char" style:display-name="Naslov 2 Char" style:family="text" style:parent-style-name="Zadanifontodlomka">
      <style:text-properties style:font-name="Calibri Light" style:font-name-asian="Times New Roman" style:font-name-complex="Times New Roman" fo:color="#2F5496" fo:font-size="16pt" style:font-size-asian="16pt" style:font-size-complex="16pt"/>
    </style:style>
    <style:style style:name="Naslov3Char" style:display-name="Naslov 3 Char" style:family="text" style:parent-style-name="Zadanifontodlomka">
      <style:text-properties style:font-name-asian="Times New Roman" style:font-name-complex="Times New Roman" fo:color="#2F5496" fo:font-size="14pt" style:font-size-asian="14pt" style:font-size-complex="14pt"/>
    </style:style>
    <style:style style:name="Naslov4Char" style:display-name="Naslov 4 Char" style:family="text" style:parent-style-name="Zadanifontodlomka">
      <style:text-properties style:font-name-asian="Times New Roman" style:font-name-complex="Times New Roman" fo:font-style="italic" style:font-style-asian="italic" style:font-style-complex="italic" fo:color="#2F5496"/>
    </style:style>
    <style:style style:name="Naslov5Char" style:display-name="Naslov 5 Char" style:family="text" style:parent-style-name="Zadanifontodlomka">
      <style:text-properties style:font-name-asian="Times New Roman" style:font-name-complex="Times New Roman" fo:color="#2F5496"/>
    </style:style>
    <style:style style:name="Naslov6Char" style:display-name="Naslov 6 Char" style:family="text" style:parent-style-name="Zadanifontodlomka">
      <style:text-properties style:font-name-asian="Times New Roman" style:font-name-complex="Times New Roman" fo:font-style="italic" style:font-style-asian="italic" style:font-style-complex="italic" fo:color="#595959"/>
    </style:style>
    <style:style style:name="Naslov7Char" style:display-name="Naslov 7 Char" style:family="text" style:parent-style-name="Zadanifontodlomka">
      <style:text-properties style:font-name-asian="Times New Roman" style:font-name-complex="Times New Roman" fo:color="#595959"/>
    </style:style>
    <style:style style:name="Naslov8Char" style:display-name="Naslov 8 Char" style:family="text" style:parent-style-name="Zadanifontodlomka">
      <style:text-properties style:font-name-asian="Times New Roman" style:font-name-complex="Times New Roman" fo:font-style="italic" style:font-style-asian="italic" style:font-style-complex="italic" fo:color="#272727"/>
    </style:style>
    <style:style style:name="Naslov9Char" style:display-name="Naslov 9 Char" style:family="text" style:parent-style-name="Zadanifontodlomka">
      <style:text-properties style:font-name-asian="Times New Roman" style:font-name-complex="Times New Roman" fo:color="#272727"/>
    </style:style>
    <style:style style:name="Naslov" style:display-name="Naslov"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NaslovChar" style:display-name="Naslov Char" style:family="text" style:parent-style-name="Zadanifontodlomka">
      <style:text-properties style:font-name="Calibri Light" style:font-name-asian="Times New Roman" style:font-name-complex="Times New Roman" fo:letter-spacing="-0.0069in" style:letter-kerning="true" fo:font-size="28pt" style:font-size-asian="28pt" style:font-size-complex="28pt"/>
    </style:style>
    <style:style style:name="Podnaslov" style:display-name="Podnaslov" style:family="paragraph" style:parent-style-name="Normal" style:next-style-name="Normal">
      <style:text-properties style:font-name-asian="Times New Roman" fo:color="#595959" fo:letter-spacing="0.0104in" fo:font-size="14pt" style:font-size-asian="14pt" style:font-size-complex="14pt" fo:hyphenate="false"/>
    </style:style>
    <style:style style:name="PodnaslovChar" style:display-name="Podnaslov Char" style:family="text" style:parent-style-name="Zadanifontodlomka">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Zadanifontodlomka">
      <style:text-properties fo:font-style="italic" style:font-style-asian="italic" style:font-style-complex="italic" fo:color="#404040"/>
    </style:style>
    <style:style style:name="Odlomakpopisa" style:display-name="Odlomak popisa" style:family="paragraph" style:parent-style-name="Normal">
      <style:paragraph-properties style:contextual-spacing="true" fo:margin-left="0.5in">
        <style:tab-stops/>
      </style:paragraph-properties>
      <style:text-properties fo:hyphenate="false"/>
    </style:style>
    <style:style style:name="Jakoisticanje" style:display-name="Jako isticanje" style:family="text" style:parent-style-name="Zadanifontodlomka">
      <style:text-properties fo:font-style="italic" style:font-style-asian="italic" style:font-style-complex="italic" fo:color="#2F5496"/>
    </style:style>
    <style:style style:name="Naglašencitat" style:display-name="Naglašen citat"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aglašencitatChar" style:display-name="Naglašen citat Char" style:family="text" style:parent-style-name="Zadanifontodlomka">
      <style:text-properties fo:font-style="italic" style:font-style-asian="italic" style:font-style-complex="italic" fo:color="#2F5496"/>
    </style:style>
    <style:style style:name="Istaknutareferenca" style:display-name="Istaknuta referenca" style:family="text" style:parent-style-name="Zadanifontodlomka">
      <style:text-properties fo:font-weight="bold" style:font-weight-asian="bold" style:font-weight-complex="bold" fo:font-variant="small-caps" fo:color="#2F5496" fo:letter-spacing="0.0034in"/>
    </style:style>
    <style:style style:name="cf01" style:display-name="cf01" style:family="text" style:parent-style-name="Zadanifontodlomka">
      <style:text-properties style:font-name="Segoe UI" style:font-name-complex="Segoe UI" fo:font-size="9pt" style:font-size-asian="9pt" style:font-size-complex="9pt"/>
    </style:style>
    <style:style style:name="cf11" style:display-name="cf11" style:family="text" style:parent-style-name="Zadanifontodlomka">
      <style:text-properties style:font-name="Segoe UI" style:font-name-complex="Segoe UI" fo:font-weight="bold" style:font-weight-asian="bold" style:font-weight-complex="bold" fo:color="#FF0000" fo:font-size="9pt" style:font-size-asian="9pt" style:font-size-complex="9pt"/>
    </style:style>
    <style:style style:name="HTMLunaprijedoblikovano" style:display-name="HTML unaprijed oblikovano" style:family="paragraph" style:parent-style-name="Normal">
      <style:paragraph-properties fo:margin-bottom="0in" fo:line-height="100%"/>
      <style:text-properties style:font-name="Consolas" fo:font-size="10pt" style:font-size-asian="10pt" style:font-size-complex="10pt" fo:hyphenate="false"/>
    </style:style>
    <style:style style:name="HTMLunaprijedoblikovanoChar" style:display-name="HTML unaprijed oblikovano Char" style:family="text" style:parent-style-name="Zadanifontodlomka">
      <style:text-properties style:font-name="Consolas" fo:font-size="10pt" style:font-size-asian="10pt" style:font-size-complex="10pt"/>
    </style:style>
    <style:style style:name="Tekstfusnote" style:display-name="Tekst fusnote" style:family="paragraph" style:parent-style-name="Normal">
      <style:paragraph-properties fo:margin-bottom="0in" fo:line-height="100%"/>
      <style:text-properties fo:font-size="10pt" style:font-size-asian="10pt" style:font-size-complex="10pt" fo:hyphenate="false"/>
    </style:style>
    <style:style style:name="TekstfusnoteChar" style:display-name="Tekst fusnote Char" style:family="text" style:parent-style-name="Zadanifontodlomka">
      <style:text-properties style:font-name="Calibri" style:font-name-asian="Calibri" style:font-name-complex="Times New Roman" style:letter-kerning="true" fo:font-size="10pt" style:font-size-asian="10pt" style:font-size-complex="10pt"/>
    </style:style>
    <style:style style:name="Referencafusnote" style:display-name="Referenca fusnote" style:family="text" style:parent-style-name="Zadanifontodlomka">
      <style:text-properties style:text-position="super 63.6%"/>
    </style:style>
    <text:notes-configuration text:note-class="footnote" text:citation-style-name="Referencafusnote" text:citation-body-style-name="Referencafus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text:start-value="8">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Žarko Dadić</meta:initial-creator>
    <dc:creator>Žarko Dadić</dc:creator>
    <meta:creation-date>2024-08-22T13:25:00Z</meta:creation-date>
    <dc:date>2024-08-24T16:40:00Z</dc:date>
    <meta:template xlink:href="Normal" xlink:type="simple"/>
    <meta:editing-cycles>11</meta:editing-cycles>
    <meta:editing-duration>PT12660S</meta:editing-duration>
    <meta:document-statistic meta:page-count="5" meta:paragraph-count="42" meta:word-count="3170" meta:character-count="21197" meta:row-count="150" meta:non-whitespace-character-count="18069"/>
  </office:meta>
</office:document-meta>
</file>